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Header_20__26__20_Footer">
      <style:paragraph-properties fo:text-align="center" style:justify-single-word="false"/>
    </style:style>
    <style:style style:name="P3" style:family="paragraph" style:parent-style-name="Free_20_Form">
      <style:text-properties style:font-name="Helvetica Neue1" style:font-name-asian="ヒラギノ角ゴ Pro W3"/>
    </style:style>
    <style:style style:name="P4" style:family="paragraph" style:parent-style-name="Free_20_Form">
      <style:paragraph-properties fo:line-height="100%"/>
      <style:text-properties style:font-name="Helvetica Neue1" fo:font-size="10pt" style:font-name-asian="ヒラギノ角ゴ Pro W3" style:font-size-asian="10pt"/>
    </style:style>
    <style:style style:name="P5"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6" style:family="paragraph" style:parent-style-name="Free_20_Form">
      <style:text-properties fo:language="zxx" fo:country="none"/>
    </style:style>
    <style:style style:name="P7" style:family="paragraph" style:parent-style-name="List" style:list-style-name="Bullet_20_List"/>
    <style:style style:name="P8" style:family="paragraph" style:parent-style-name="Heading_20_1" style:master-page-name="Standard">
      <style:paragraph-properties style:page-number="1"/>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Free_20_Form">
      <style:text-properties style:font-name="Helvetica Neue1" style:font-name-asian="ヒラギノ角ゴ Pro W3"/>
    </style:style>
    <style:style style:name="P11" style:family="paragraph">
      <style:paragraph-properties fo:text-align="center" style:writing-mode="lr-tb"/>
      <style:text-properties fo:font-size="24pt"/>
    </style:style>
    <style:style style:name="P12" style:family="paragraph">
      <style:paragraph-properties fo:margin-left="0cm" fo:margin-right="0cm" fo:margin-top="0cm" fo:margin-bottom="0cm" fo:line-height="140%" fo:text-align="start" fo:text-indent="0cm"/>
    </style:style>
    <style:style style:name="T1" style:family="text">
      <style:text-properties fo:font-size="9pt" style:font-size-asian="9pt"/>
    </style:style>
    <style:style style:name="T2" style:family="text">
      <style:text-properties style:text-position="super 58%"/>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3"/>
      <text:p text:style-name="P3"/>
      <text:p text:style-name="P6"><draw:g text:anchor-type="as-char" svg:y="0cm" draw:z-index="1" draw:style-name="gr1"><draw:line draw:style-name="gr2" draw:text-style-name="P11" svg:x1="0cm" svg:y1="0cm" svg:x2="15.24cm" svg:y2="0cm"><text:p/></draw:line><draw:frame draw:style-name="gr3" draw:text-style-name="P12" svg:width="15.241cm" svg:height="0.003cm" svg:x="0cm" svg:y="0cm"><draw:text-box><text:p/></draw:text-box></draw:frame></draw:g></text:p>
      <text:p text:style-name="Title">Spry Web Browser</text:p>
      <text:p text:style-name="Sub-title">Project Status Report – Week Three</text:p>
      <text:p text:style-name="Sub-title"/>
      <text:p text:style-name="P5">Project Manager:</text:p>
      <text:p text:style-name="P4"><text:s text:c="8"/>Doug Penner</text:p>
      <text:p text:style-name="P5"/>
      <text:p text:style-name="P5">Contributors:</text:p>
      <text:p text:style-name="P4"><text:s text:c="8"/>Brendan Neva</text:p>
      <text:p text:style-name="P4"><text:s text:c="8"/>Steffen L. Norgren</text:p>
      <text:p text:style-name="P4"><text:s text:c="8"/>Eddie Zhang</text:p>
      <text:p text:style-name="Author_20_Information"/>
      <text:p text:style-name="Author_20_Information">COMP 4908 • BCIT • May 18, 2009</text:p>
      <text:p text:style-name="Author_20_Information"/>
      <text:p text:style-name="P6"><draw:g text:anchor-type="as-char" svg:y="0cm" draw:z-index="0" draw:style-name="gr1"><draw:line draw:style-name="gr2" draw:text-style-name="P11" svg:x1="0cm" svg:y1="0cm" svg:x2="15.24cm" svg:y2="0cm"><text:p/></draw:line><draw:frame draw:style-name="gr3" draw:text-style-name="P12" svg:width="15.241cm" svg:height="0.003cm" svg:x="0cm" svg:y="0cm"><draw:text-box><text:p/></draw:text-box></draw:frame></draw:g></text:p>
      <text:p text:style-name="Free_20_Form"/>
      <text:h text:style-name="P8" text:outline-level="1">Week in Overview</text:h>
      <text:p text:style-name="Body">We got a surprising amount of work done this week. The Icons are created, though they need a little sprucing up. WebKit has been compiled with minimum features (to reduce memory footprint). We created a script that monitors the memory usage and logs it to a file. We even started logging our issues on the bug tracker.</text:p>
      <text:p text:style-name="Body">Our second meeting with the client went very well. He was quite impressed with our progress and explained what he would like us to focus on. We are now focusing on finished the half-implemented features and reducing the overall memory footprint as much as possible.</text:p>
      <text:h text:style-name="Heading_20_1" text:outline-level="1">Tasks Completed by May 17<text:span text:style-name="T2">th</text:span></text:h>
      <text:list xml:id="list1133358233" text:style-name="Bullet_20_List">
        <text:list-item>
          <text:p text:style-name="P7">Fullscreen Mode</text:p>
        </text:list-item>
        <text:list-item>
          <text:p text:style-name="P7">Icons implemented (not resizing yet)</text:p>
        </text:list-item>
        <text:list-item>
          <text:p text:style-name="P7">Context menu (working, but no double-click activation)</text:p>
        </text:list-item>
        <text:list-item>
          <text:p text:style-name="P7">Compiled stripped down version of WebKit</text:p>
        </text:list-item>
        <text:list-item>
          <text:p text:style-name="P7">Finalize the SVN Directory Structure</text:p>
        </text:list-item>
      </text:list>
      <text:h text:style-name="Heading_20_1" text:outline-level="1">Tasks Not Completed &amp; Why</text:h>
      <text:list xml:id="list539130510" text:continue-numbering="true" text:style-name="Bullet_20_List">
        <text:list-item>
          <text:p text:style-name="P7">Benchmark the prototype</text:p>
          <text:list>
            <text:list-item>
              <text:p text:style-name="P7">It is taking a while to find a good benchmarking tool</text:p>
            </text:list-item>
            <text:list-item>
              <text:p text:style-name="P7">We have just gotten a memory measuring script working</text:p>
            </text:list-item>
          </text:list>
        </text:list-item>
      </text:list>
      <text:h text:style-name="Heading_20_1" text:outline-level="1">Tasks Scheduled for Completion by May 18<text:span text:style-name="T2">th</text:span></text:h>
      <text:list xml:id="list60174411" text:continue-numbering="true" text:style-name="Bullet_20_List">
        <text:list-item>
          <text:p text:style-name="P7">Start logging memory usage of different versions - Brendan</text:p>
        </text:list-item>
        <text:list-item>
          <text:p text:style-name="P7">Resizeable buttons (almost done) - Doug</text:p>
        </text:list-item>
        <text:list-item>
          <text:p text:style-name="P7">Mouse click handling - Doug</text:p>
          <text:list>
            <text:list-item>
              <text:p text:style-name="P7">double click detection (very close)</text:p>
            </text:list-item>
            <text:list-item>
              <text:p text:style-name="P7">pass single-clicks back to WebKit (not easy)</text:p>
            </text:list-item>
          </text:list>
        </text:list-item>
        <text:list-item>
          <text:p text:style-name="P7">Chose WebKit compile flags – Steffen</text:p>
        </text:list-item>
        <text:list-item>
          <text:p text:style-name="P7">Proper static compile - Steffen</text:p>
        </text:list-item>
        <text:list-item>
          <text:p text:style-name="P7">Improve icons – Eddie</text:p>
        </text:list-item>
        <text:list-item>
          <text:p text:style-name="P7">Improve overall look and feel of GUI - Edd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P2" style:family="paragraph" style:parent-style-name="Header_20__26__20_Footer">
      <style:paragraph-properties fo:text-align="center" style:justify-single-word="false"/>
    </style:style>
    <style:style style:name="MT1" style:family="text">
      <style:text-properties fo:font-size="9pt" style:font-size-asian="9pt"/>
    </style:style>
    <style:page-layout style:name="Mpm1">
      <style:page-layout-properties fo:page-width="21.59cm" fo:page-height="27.94cm" style:num-format="1" style:print-orientation="landscape" fo:margin-top="0.635cm" fo:margin-bottom="0.63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1.59cm" fo:page-height="27.94cm" style:num-format="1"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Page <text:page-number text:select-page="current">1</text:page-number> of <text:page-number text:select-page="current">1</text:page-number></text:p>
      </style:footer>
      <style:footer-left>
        <text:p text:style-name="Header_20__26__20_Footer">Page <text:page-number text:select-page="current">1</text:page-number> of <text:page-count>3</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header>
        <text:p text:style-name="MP1"/>
      </style:header>
      <style:footer>
        <text:p text:style-name="Header_20__26__20_Footer">Page <text:page-number text:select-page="current">1</text:page-number> of <text:page-count>3</text:page-count></text:p>
      </style:footer>
    </style:master-page>
    <style:master-page style:name="Next_20_convert_20_1" style:display-name="Next convert 1" style:page-layout-name="Mpm3">
      <style:header>
        <text:p text:style-name="MP1"/>
      </style:header>
      <style:header-left>
        <text:p text:style-name="MP1"/>
      </style:header-left>
      <style:footer>
        <text:p text:style-name="MP2"><text:span text:style-name="MT1">Page </text:span><text:span text:style-name="MT1"><text:page-number text:select-page="current">1</text:page-number></text:span><text:span text:style-name="MT1"> of </text:span><text:span text:style-name="MT1"><text:page-count style:num-format="1">3</text:page-count></text:span></text:p>
      </style:footer>
      <style:footer-left>
        <text:p text:style-name="MP2"><text:span text:style-name="MT1">Page </text:span><text:span text:style-name="MT1"><text:page-number text:select-page="current">1</text:page-number></text:span><text:span text:style-name="MT1"> of </text:span><text:span text:style-name="MT1"><text:page-count style:num-format="1">3</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2T15:01:39</dc:date>
    <meta:generator>OpenOffice.org/3.1$Unix OpenOffice.org_project/310m11$Build-9399</meta:generator>
    <meta:editing-duration>PT07H59M32S</meta:editing-duration>
    <meta:editing-cycles>40</meta:editing-cycles>
    <meta:printed-by>Doug Penner</meta:printed-by>
    <meta:print-date>2009-05-11T08:02:22</meta:print-date>
    <meta:document-statistic meta:table-count="0" meta:image-count="0" meta:object-count="0" meta:page-count="3" meta:paragraph-count="39" meta:word-count="292" meta:character-count="1606"/>
  </office:meta>
</office:document-meta>
</file>